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officeooo:rsid="001c03e8" officeooo:paragraph-rsid="001c03e8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22pt" officeooo:rsid="001c03e8" officeooo:paragraph-rsid="001c03e8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1c03e8" officeooo:paragraph-rsid="001c03e8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d8f04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d8f04"/>
    </style:style>
    <style:style style:name="T1" style:family="text">
      <style:text-properties officeooo:rsid="001d8f04"/>
    </style:style>
    <style:style style:name="T2" style:family="text">
      <style:text-properties style:font-name="Liberation Mono" fo:font-size="14pt" style:text-underline-style="none" fo:font-weight="normal" officeooo:rsid="001c03e8" style:font-size-asian="14pt" style:font-weight-asian="normal" style:font-size-complex="14pt" style:font-weight-complex="normal"/>
    </style:style>
    <style:style style:name="T3" style:family="text">
      <style:text-properties style:font-name="Liberation Mono" fo:font-size="14pt" style:text-underline-style="none" fo:font-weight="normal" officeooo:rsid="001d8f04" style:font-size-asian="14pt" style:font-weight-asian="normal" style:font-size-complex="14pt" style:font-weight-complex="normal"/>
    </style:style>
    <style:style style:name="T4" style:family="text">
      <style:text-properties style:font-name="Liberation Mono" fo:font-size="14pt" style:text-underline-style="none" fo:font-weight="normal" officeooo:rsid="0021f63c" style:font-size-asian="14pt" style:font-weight-asian="normal" style:font-size-complex="14pt" style:font-weight-complex="normal"/>
    </style:style>
    <style:style style:name="T5" style:family="text">
      <style:text-properties style:font-name="Liberation Mono" fo:font-size="14pt" style:font-size-asian="14pt" style:font-size-complex="14pt"/>
    </style:style>
    <style:style style:name="T6" style:family="text">
      <style:text-properties style:font-name="Liberation Mono" fo:font-size="14pt" officeooo:rsid="001d8f04" style:font-size-asian="14pt" style:font-size-complex="14pt"/>
    </style:style>
    <style:style style:name="T7" style:family="text">
      <style:text-properties style:font-name="Liberation Mono" fo:font-size="14pt" officeooo:rsid="0021f63c" style:font-size-asian="14pt" style:font-size-complex="14pt"/>
    </style:style>
    <style:style style:name="T8" style:family="text">
      <style:text-properties style:font-name="Liberation Mono" fo:font-size="14pt" style:text-underline-style="solid" style:text-underline-width="auto" style:text-underline-color="font-color" fo:font-weight="normal" officeooo:rsid="0021f63c" style:font-size-asian="14pt" style:font-weight-asian="normal" style:font-size-complex="14pt" style:font-weight-complex="normal"/>
    </style:style>
    <style:style style:name="T9" style:family="text">
      <style:text-properties style:font-name="Liberation Mono" fo:font-size="14pt" style:text-underline-style="solid" style:text-underline-width="auto" style:text-underline-color="font-color" fo:font-weight="normal" officeooo:rsid="001d8f04" style:font-size-asian="14pt" style:font-weight-asian="normal" style:font-size-complex="14pt" style:font-weight-complex="normal"/>
    </style:style>
    <style:style style:name="T10" style:family="text">
      <style:text-properties style:font-name="Liberation Mono" fo:font-size="14pt" style:text-underline-style="solid" style:text-underline-width="auto" style:text-underline-color="font-color" officeooo:rsid="0021f63c" style:font-size-asian="14pt" style:font-size-complex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8f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projet IHM :</text:p>
      <text:p text:style-name="P3"/>
      <text:p text:style-name="P4">Explication succincte de la hiérarchie de votre archive :</text:p>
      <text:p text:style-name="P4"/>
      <text:p text:style-name="P4">le projet est organisé sous le modèle MVC :</text:p>
      <text:p text:style-name="P4"/>
      <text:p text:style-name="P4"/>
      <text:p text:style-name="P4">foncitonalité réalisé :</text:p>
      <text:list xml:id="list3694054281" text:style-name="L1">
        <text:list-item>
          <text:p text:style-name="P5">titre <text:span text:style-name="T11">OK</text:span></text:p>
        </text:list-item>
        <text:list-item>
          <text:p text:style-name="P5">Nombre de joueur <text:span text:style-name="T11">OK</text:span></text:p>
        </text:list-item>
        <text:list-item>
          <text:p text:style-name="P5">Choix de la difficulté <text:span text:style-name="T11">OK</text:span></text:p>
        </text:list-item>
        <text:list-item>
          <text:p text:style-name="P5">Choix du nombre de dé de chaque type à mettre dans le gobelet <text:span text:style-name="T11">OK</text:span></text:p>
        </text:list-item>
        <text:list-item>
          <text:p text:style-name="P5">Dé des extensions <text:span text:style-name="T11">NOK</text:span></text:p>
        </text:list-item>
        <text:list-item>
          <text:p text:style-name="P5">Dé personnalisé <text:span text:style-name="T11">NOK</text:span></text:p>
        </text:list-item>
        <text:list-item>
          <text:p text:style-name="P5">Bouton pour commencer à jouer <text:span text:style-name="T11">OK</text:span></text:p>
        </text:list-item>
        <text:list-item>
          <text:p text:style-name="P6">Surlecanvas:</text:p>
          <text:list>
            <text:list-item>
              <text:p text:style-name="P6">Afficher le<text:span text:style-name="T1">s </text:span>cerveaux déjà acquis dans les tours précédent <text:span text:style-name="T12">OK</text:span></text:p>
            </text:list-item>
            <text:list-item>
              <text:p text:style-name="P6"><text:s/>Afficher les dés qui ont été tirés du gobelet (et leur couleur ) <text:span text:style-name="T12">OK</text:span></text:p>
            </text:list-item>
            <text:list-item>
              <text:p text:style-name="P6"><text:s/>Afficher le résultat des 3 dé <text:span text:style-name="T12">OK</text:span></text:p>
            </text:list-item>
            <text:list-item>
              <text:p text:style-name="P6"><text:s/>Utiliser des images pour représenter les cerveaux / empreintes / fusils à pompe et tous les autres éléments disposés sur le canvas <text:span text:style-name="T12">OK</text:span></text:p>
              <text:p text:style-name="P6"/>
            </text:list-item>
          </text:list>
        </text:list-item>
        <text:list-item>
          <text:p text:style-name="P7"><text:span text:style-name="T2">Ajouter un bouton pour tirer des dé</text:span><text:span text:style-name="T3">s </text:span><text:span text:style-name="T2">et un autre pour les jeter OU un seul bouton qui fait les deux à la suite </text:span><text:span text:style-name="T9">OK</text:span></text:p>
        </text:list-item>
        <text:list-item>
          <text:p text:style-name="P7"><text:span text:style-name="T2"><text:s/>Un traitement automatique des dés cerveaux et fusils à pompe </text:span><text:span text:style-name="T8">OK</text:span></text:p>
        </text:list-item>
        <text:list-item>
          <text:p text:style-name="P7"><text:span text:style-name="T2"><text:s/>Un bouton pour finir sont </text:span><text:span text:style-name="T3">t</text:span><text:span text:style-name="T2">our </text:span><text:span text:style-name="T8">OK</text:span></text:p>
        </text:list-item>
        <text:list-item>
          <text:p text:style-name="P7"><text:span text:style-name="T2"><text:s/>Une fin du tour automatique lorsqu'il n'y a plus de moyen de continuer(3 fusils à pompe, par exemple) </text:span><text:span text:style-name="T8">OK</text:span></text:p>
        </text:list-item>
        <text:list-item>
          <text:p text:style-name="P7"><text:span text:style-name="T5">Un écran des </text:span><text:span text:style-name="T6">s</text:span><text:span text:style-name="T5">core qui affiche le score de chacun et qui classes les joueurs par ordre du premier au dernier </text:span><text:span text:style-name="T10">OK</text:span></text:p>
        </text:list-item>
        <text:list-item>
          <text:p text:style-name="P7"><text:span text:style-name="T5">Des statistiques (nombre de tours sautés autotal/par joueur,nombre de lancers successifs sans fusils à pompe par joueur, etc.) </text:span><text:span text:style-name="T10">OK</text:span></text:p>
        </text:list-item>
        <text:list-item>
          <text:p text:style-name="P7"><text:span text:style-name="T5">Un leaderboard permanent, avec les plus haut </text:span><text:span text:style-name="T6">s</text:span><text:span text:style-name="T5">cores et le nombre de tours associé. </text:span><text:span text:style-name="T10">OK</text:span></text:p>
        </text:list-item>
      </text:list>
      <text:p text:style-name="P4"/>
      <text:p text:style-name="P2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0:32:21.755000000</meta:creation-date>
    <dc:date>2021-05-26T14:13:40.855000000</dc:date>
    <meta:editing-duration>PT2H20M21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24" meta:word-count="257" meta:character-count="1303" meta:non-whitespace-character-count="1083"/>
  </office:meta>
</office:document-meta>
</file>